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75in" fo:margin-left="0.4771in" table:align="left"/>
    </style:style>
    <style:style style:name="Table1.A" style:family="table-column">
      <style:table-column-properties style:column-width="1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609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75in" fo:margin-left="0.4771in" table:align="left"/>
    </style:style>
    <style:style style:name="Table2.A" style:family="table-column">
      <style:table-column-properties style:column-width="1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609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75in" fo:margin-left="0.4771in" table:align="left"/>
    </style:style>
    <style:style style:name="Table3.A" style:family="table-column">
      <style:table-column-properties style:column-width="1.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2" style:family="table-row">
      <style:table-row-properties style:min-row-height="0.609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75in" fo:margin-left="0.4771in" table:align="left"/>
    </style:style>
    <style:style style:name="Table4.A" style:family="table-column">
      <style:table-column-properties style:column-width="1.8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style:min-row-height="0.609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2.7528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min-row-height="2.7528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3.75in" fo:margin-left="0.4771in" table:align="left"/>
    </style:style>
    <style:style style:name="Table7.A" style:family="table-column">
      <style:table-column-properties style:column-width="1.8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2" style:family="table-row">
      <style:table-row-properties style:min-row-height="0.609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75in" fo:margin-left="0.4771in" table:align="left"/>
    </style:style>
    <style:style style:name="Table8.A" style:family="table-column">
      <style:table-column-properties style:column-width="1.8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2" style:family="table-row">
      <style:table-row-properties style:min-row-height="0.609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514in" table:align="left"/>
    </style:style>
    <style:style style:name="Table9.A" style:family="table-column">
      <style:table-column-properties style:column-width="3.2514in"/>
    </style:style>
    <style:style style:name="Table9.1" style:family="table-row">
      <style:table-row-properties style:min-row-height="0.8111in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115d9"/>
    </style:style>
    <style:style style:name="P2" style:family="paragraph" style:parent-style-name="Standard">
      <style:text-properties officeooo:paragraph-rsid="0012a38f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3">
      <style:paragraph-properties fo:break-before="page"/>
      <style:text-properties officeooo:paragraph-rsid="001115d9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Preformatted_20_Text">
      <style:text-properties officeooo:paragraph-rsid="001115d9"/>
    </style:style>
    <style:style style:name="P7" style:family="paragraph" style:parent-style-name="Preformatted_20_Text">
      <style:text-properties fo:color="#a9b7c6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1539a9"/>
    </style:style>
    <style:style style:name="P10" style:family="paragraph" style:parent-style-name="Preformatted_20_Text">
      <style:paragraph-properties fo:margin-top="0in" fo:margin-bottom="0.1965in" loext:contextual-spacing="false"/>
      <style:text-properties fo:color="#a9b7c6" style:font-name="DejaVu Sans Mono" fo:font-size="11.3000001907349pt"/>
    </style:style>
    <style:style style:name="P11" style:family="paragraph" style:parent-style-name="Heading_20_3">
      <style:text-properties officeooo:paragraph-rsid="001115d9"/>
    </style:style>
    <style:style style:name="P12" style:family="paragraph" style:parent-style-name="Table_20_Contents">
      <style:paragraph-properties fo:text-align="center" style:justify-single-word="false"/>
      <style:text-properties officeooo:rsid="001115d9" officeooo:paragraph-rsid="001115d9"/>
    </style:style>
    <style:style style:name="P13" style:family="paragraph" style:parent-style-name="Table_20_Contents">
      <style:paragraph-properties fo:text-align="center" style:justify-single-word="false"/>
      <style:text-properties officeooo:rsid="001115d9" officeooo:paragraph-rsid="0012a38f"/>
    </style:style>
    <style:style style:name="P14" style:family="paragraph" style:parent-style-name="Table_20_Contents">
      <style:text-properties officeooo:paragraph-rsid="001115d9"/>
    </style:style>
    <style:style style:name="P15" style:family="paragraph" style:parent-style-name="Table_20_Contents">
      <style:text-properties officeooo:paragraph-rsid="0014a9e5"/>
    </style:style>
    <style:style style:name="P16" style:family="paragraph" style:parent-style-name="Table_20_Contents">
      <style:text-properties officeooo:paragraph-rsid="001539a9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2">
      <style:paragraph-properties fo:margin-top="0in" fo:margin-bottom="0in" loext:contextual-spacing="false"/>
    </style:style>
    <style:style style:name="P21" style:family="paragraph" style:parent-style-name="Text_20_body" style:list-style-name="L3">
      <style:paragraph-properties fo:margin-top="0in" fo:margin-bottom="0in" loext:contextual-spacing="false"/>
    </style:style>
    <style:style style:name="P22" style:family="paragraph" style:parent-style-name="Preformatted_20_Text">
      <style:paragraph-properties fo:margin-top="0in" fo:margin-bottom="0.1965in" loext:contextual-spacing="false"/>
      <style:text-properties fo:color="#a9b7c6" style:font-name="DejaVu Sans Mono" fo:font-size="11.3000001907349pt"/>
    </style:style>
    <style:style style:name="P23" style:family="paragraph" style:parent-style-name="Preformatted_20_Text">
      <style:text-properties fo:color="#a9b7c6" style:font-name="DejaVu Sans Mono" fo:font-size="11.3000001907349pt"/>
    </style:style>
    <style:style style:name="T1" style:family="text">
      <style:text-properties fo:color="#7ebe3f"/>
    </style:style>
    <style:style style:name="T2" style:family="text">
      <style:text-properties fo:color="#7ebe3f" fo:font-size="10pt" style:font-size-asian="10pt" style:font-size-complex="10pt"/>
    </style:style>
    <style:style style:name="T3" style:family="text">
      <style:text-properties fo:color="#be7e3f"/>
    </style:style>
    <style:style style:name="T4" style:family="text">
      <style:text-properties fo:color="#be7e3f" fo:font-size="10pt" style:font-size-asian="10pt" style:font-size-complex="10pt"/>
    </style:style>
    <style:style style:name="T5" style:family="text">
      <style:text-properties fo:color="#be7e3f" fo:font-size="12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officeooo:rsid="0014a9e5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1539a9" style:font-size-asian="10pt" style:font-weight-asian="bold" style:font-size-complex="10pt" style:font-weight-complex="bold"/>
    </style:style>
    <style:style style:name="T9" style:family="text">
      <style:text-properties officeooo:rsid="00131e8e"/>
    </style:style>
    <style:style style:name="T10" style:family="text">
      <style:text-properties style:font-name="DejaVu Sans Mono" fo:font-size="11.3000001907349pt"/>
    </style:style>
    <style:style style:name="T11" style:family="text">
      <style:text-properties fo:color="#a9b7c6" style:font-name="DejaVu Sans Mono" fo:font-size="11.3000001907349pt"/>
    </style:style>
    <style:style style:name="T12" style:family="text">
      <style:text-properties fo:color="#a9b7c6" style:font-name="DejaVu Sans Mono" fo:font-size="11.3000001907349pt" style:font-size-asian="10pt" style:font-size-complex="10pt"/>
    </style:style>
    <style:style style:name="T13" style:family="text">
      <style:text-properties fo:color="#cc7832"/>
    </style:style>
    <style:style style:name="T14" style:family="text">
      <style:text-properties fo:color="#cc7832" style:font-name="DejaVu Sans Mono" fo:font-size="11.3000001907349pt"/>
    </style:style>
    <style:style style:name="T15" style:family="text">
      <style:text-properties fo:color="#cc7832" style:font-name="DejaVu Sans Mono" fo:font-size="11.3000001907349pt" style:font-size-asian="10pt" style:font-size-complex="10pt"/>
    </style:style>
    <style:style style:name="T16" style:family="text">
      <style:text-properties fo:color="#ffc66d" style:font-name="DejaVu Sans Mono" fo:font-size="11.3000001907349pt" style:font-size-asian="10pt" style:font-size-complex="10pt"/>
    </style:style>
    <style:style style:name="T17" style:family="text">
      <style:text-properties fo:color="#6a8759"/>
    </style:style>
    <style:style style:name="T18" style:family="text">
      <style:text-properties fo:color="#6a8759" style:font-name="DejaVu Sans Mono" fo:font-size="11.3000001907349pt"/>
    </style:style>
    <style:style style:name="T19" style:family="text">
      <style:text-properties fo:color="#8888c6" style:font-name="DejaVu Sans Mono" fo:font-size="11.3000001907349pt"/>
    </style:style>
    <style:style style:name="T20" style:family="text">
      <style:text-properties fo:color="#6897bb"/>
    </style:style>
    <style:style style:name="T21" style:family="text">
      <style:text-properties fo:color="#6897bb" style:font-name="DejaVu Sans Mono" fo:font-size="11.3000001907349pt"/>
    </style:style>
    <style:style style:name="T22" style:family="text">
      <style:text-properties fo:color="#6897bb" style:font-name="DejaVu Sans Mono" fo:font-size="11.3000001907349pt" officeooo:rsid="0017f0ee"/>
    </style:style>
    <style:style style:name="T23" style:family="text">
      <style:text-properties fo:font-weight="bold" officeooo:rsid="0014a9e5" style:font-weight-asian="bold" style:font-weight-complex="bold"/>
    </style:style>
    <style:style style:name="T24" style:family="text">
      <style:text-properties fo:font-weight="bold" officeooo:rsid="001539a9" style:font-weight-asian="bold" style:font-weight-complex="bold"/>
    </style:style>
    <style:style style:name="T25" style:family="text">
      <style:text-properties officeooo:rsid="001539a9"/>
    </style:style>
    <style:style style:name="T26" style:family="text">
      <style:text-properties fo:color="#808080"/>
    </style:style>
    <style:style style:name="T27" style:family="text">
      <style:text-properties fo:color="#808080" style:font-name="DejaVu Sans Mono" fo:font-size="11.3000001907349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do-now-205"/>Do Now <text:span text:style-name="T9">4</text:span>.0<text:span text:style-name="T9">1</text:span></text:h>
      <text:p text:style-name="Text_20_body">Open up the terminal. Type the following code.</text:p>
      <text:p text:style-name="Preformatted_20_Text"><text:span text:style-name="Source_20_Text"><text:s/>a_list = [</text:span><text:span text:style-name="Source_20_Text"><text:span text:style-name="T1">'a'</text:span></text:span><text:span text:style-name="Source_20_Text">, </text:span><text:span text:style-name="Source_20_Text"><text:span text:style-name="T2">'b'</text:span></text:span><text:span text:style-name="Source_20_Text">, </text:span><text:span text:style-name="Source_20_Text"><text:span text:style-name="T2">'c'</text:span></text:span><text:span text:style-name="Source_20_Text">, </text:span><text:span text:style-name="Source_20_Text"><text:span text:style-name="T2">'d'</text:span></text:span><text:span text:style-name="Source_20_Text">, </text:span><text:span text:style-name="Source_20_Text"><text:span text:style-name="T2">'e'</text:span></text:span><text:span text:style-name="Source_20_Text">]</text:span></text:p>
      <text:p text:style-name="P8"><text:span text:style-name="Source_20_Text"><text:s/>print(len(a_list))</text:span></text:p>
      <text:p text:style-name="Text_20_body">What type do you think a_list is? (Hint: look at the name of the variable)<text:line-break/><text:span text:style-name="T23">a_list is a list.</text:span></text:p>
      <text:p text:style-name="Text_20_body">What does <text:span text:style-name="Source_20_Text">len </text:span>do?<text:line-break/><text:span text:style-name="T23">Len counts how many items there are in a list.</text:span></text:p>
      <text:p text:style-name="Text_20_body">Brainstorm how you would print the first element from <text:span text:style-name="Source_20_Text">a_list</text:span>?<text:line-break/><text:span text:style-name="T24">print(a_list[0])</text:span></text:p>
      <text:p text:style-name="Text_20_body">Type the following into the terminal. What happens?</text:p>
      <text:p text:style-name="Preformatted_20_Text"><text:span text:style-name="Source_20_Text"><text:s/></text:span><text:bookmark-start text:name="__DdeLink__665_363225132"/><text:span text:style-name="Source_20_Text">a_list = [</text:span><text:span text:style-name="Source_20_Text"><text:span text:style-name="T2">'a'</text:span></text:span><text:span text:style-name="Source_20_Text">, </text:span><text:span text:style-name="Source_20_Text"><text:span text:style-name="T2">'b'</text:span></text:span><text:span text:style-name="Source_20_Text">, </text:span><text:span text:style-name="Source_20_Text"><text:span text:style-name="T2">'c'</text:span></text:span><text:span text:style-name="Source_20_Text">, </text:span><text:span text:style-name="Source_20_Text"><text:span text:style-name="T2">'d'</text:span></text:span><text:span text:style-name="Source_20_Text">, </text:span><text:span text:style-name="Source_20_Text"><text:span text:style-name="T2">'e'</text:span></text:span><text:span text:style-name="Source_20_Text">]</text:span></text:p>
      <text:p text:style-name="Preformatted_20_Text"><text:span text:style-name="Source_20_Text"><text:s/>print(a_list[</text:span><text:span text:style-name="Source_20_Text"><text:span text:style-name="T3">0</text:span></text:span><text:span text:style-name="Source_20_Text">])</text:span></text:p>
      <text:p text:style-name="Preformatted_20_Text"><text:span text:style-name="Source_20_Text"><text:s/>print(a_list[</text:span><text:span text:style-name="Source_20_Text"><text:span text:style-name="T4">1</text:span></text:span><text:span text:style-name="Source_20_Text">])</text:span></text:p>
      <text:p text:style-name="Preformatted_20_Text"><text:span text:style-name="Source_20_Text"><text:s/>print(a_list[</text:span><text:span text:style-name="Source_20_Text"><text:span text:style-name="T4">2</text:span></text:span><text:span text:style-name="Source_20_Text">])</text:span></text:p>
      <text:p text:style-name="Preformatted_20_Text"><text:span text:style-name="Source_20_Text"><text:s/>print(a_list[</text:span><text:span text:style-name="Source_20_Text"><text:span text:style-name="T4">3</text:span></text:span><text:span text:style-name="Source_20_Text">])</text:span></text:p>
      <text:p text:style-name="Preformatted_20_Text"><text:span text:style-name="Source_20_Text"><text:s/>print(a_list[</text:span><text:span text:style-name="Source_20_Text"><text:span text:style-name="T4">4</text:span></text:span><text:span text:style-name="Source_20_Text">])</text:span></text:p>
      <text:p text:style-name="Preformatted_20_Text"><text:span text:style-name="Source_20_Text"><text:s/>print(a_list[</text:span><text:span text:style-name="Source_20_Text"><text:span text:style-name="T4">5</text:span></text:span><text:span text:style-name="Source_20_Text">])</text:span></text:p>
      <text:p text:style-name="P8"><text:span text:style-name="Source_20_Text"><text:s/>print(a_list[</text:span><text:span text:style-name="Source_20_Text"><text:span text:style-name="T4">6</text:span></text:span><text:span text:style-name="Source_20_Text">])</text:span><text:bookmark-end text:name="__DdeLink__665_363225132"/></text:p>
      <text:p text:style-name="P9"><text:span text:style-name="Source_20_Text"><text:span text:style-name="T24">a, b, c, d, and e is print as well as an index error because the list index is out of range.</text:span></text:span></text:p>
      <text:h text:style-name="P5" text:outline-level="1"><text:bookmark text:name="lab-205---college-chooser"/>Lab <text:span text:style-name="T9">4.01</text:span> - College Chooser</text:h>
      <text:list xml:id="list1107960978" text:style-name="L1">
        <text:list-item>
          <text:p text:style-name="P17">For each example below, predict what will be printed. Next, run the program and confirm what was output.</text:p>
        </text:list-item>
      </text:list>
      <text:p text:style-name="P6"><text:span text:style-name="Source_20_Text"><text:s text:c="4"/></text:span><text:bookmark-start text:name="__DdeLink__667_363225132"/><text:span text:style-name="Source_20_Text">a = [</text:span><text:span text:style-name="Source_20_Text"><text:span text:style-name="T2">'a'</text:span></text:span><text:span text:style-name="Source_20_Text">, </text:span><text:span text:style-name="Source_20_Text"><text:span text:style-name="T2">'b'</text:span></text:span><text:span text:style-name="Source_20_Text">, </text:span><text:span text:style-name="Source_20_Text"><text:span text:style-name="T2">'c'</text:span></text:span><text:span text:style-name="Source_20_Text">, </text:span><text:span text:style-name="Source_20_Text"><text:span text:style-name="T2">'d'</text:span></text:span><text:span text:style-name="Source_20_Text">, </text:span><text:span text:style-name="Source_20_Text"><text:span text:style-name="T2">'e'</text:span></text:span><text:span text:style-name="Source_20_Text">]<text:tab/><text:tab/></text:span></text:p>
      <text:p text:style-name="Preformatted_20_Text"><text:span text:style-name="Source_20_Text"><text:s text:c="4"/>print(a[</text:span><text:span text:style-name="Source_20_Text"><text:span text:style-name="T4">0</text:span></text:span><text:span text:style-name="Source_20_Text">])</text:span></text:p>
      <text:p text:style-name="P8"><text:span text:style-name="Source_20_Text"><text:s text:c="4"/>print(a[</text:span><text:span text:style-name="Source_20_Text"><text:span text:style-name="T4">3</text:span></text:span><text:span text:style-name="Source_20_Text">])</text:span><text:bookmark-end text:name="__DdeLink__667_363225132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Prediction</text:p>
          </table:table-cell>
          <table:table-cell table:style-name="Table1.B1" office:value-type="string">
            <text:p text:style-name="P12">Resul<text:span text:style-name="T25">t</text:span></text:p>
          </table:table-cell>
        </table:table-row>
        <table:table-row table:style-name="Table1.2">
          <table:table-cell table:style-name="Table1.A2" office:value-type="string">
            <text:p text:style-name="P16"><text:span text:style-name="Source_20_Text"><text:span text:style-name="T8">a</text:span></text:span></text:p>
            <text:p text:style-name="P16"><text:span text:style-name="Source_20_Text"><text:span text:style-name="T8">d</text:span></text:span></text:p>
          </table:table-cell>
          <table:table-cell table:style-name="Table1.B2" office:value-type="string">
            <text:p text:style-name="P16"><text:span text:style-name="Source_20_Text"><text:span text:style-name="T8">a</text:span></text:span></text:p>
            <text:p text:style-name="P16"><text:span text:style-name="Source_20_Text"><text:span text:style-name="T8">d</text:span></text:span></text:p>
          </table:table-cell>
        </table:table-row>
      </table:table>
      <text:p text:style-name="Text_20_body"/>
      <text:p text:style-name="Preformatted_20_Text"><text:span text:style-name="Source_20_Text"><text:s text:c="4"/></text:span><text:bookmark-start text:name="__DdeLink__670_363225132"/><text:span text:style-name="Source_20_Text">a = [</text:span><text:span text:style-name="Source_20_Text"><text:span text:style-name="T2">'a'</text:span></text:span><text:span text:style-name="Source_20_Text">, </text:span><text:span text:style-name="Source_20_Text"><text:span text:style-name="T2">'b'</text:span></text:span><text:span text:style-name="Source_20_Text">, </text:span><text:span text:style-name="Source_20_Text"><text:span text:style-name="T2">'c'</text:span></text:span><text:span text:style-name="Source_20_Text">, </text:span><text:span text:style-name="Source_20_Text"><text:span text:style-name="T2">'d'</text:span></text:span><text:span text:style-name="Source_20_Text">, </text:span><text:span text:style-name="Source_20_Text"><text:span text:style-name="T2">'e'</text:span></text:span><text:span text:style-name="Source_20_Text">]</text:span></text:p>
      <text:p text:style-name="P8"><text:span text:style-name="Source_20_Text"><text:s text:c="4"/>print(a[len(a) - </text:span><text:span text:style-name="Source_20_Text"><text:span text:style-name="T4">3</text:span></text:span><text:span text:style-name="Source_20_Text">])</text:span><text:bookmark-end text:name="__DdeLink__670_363225132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2">Prediction</text:p>
          </table:table-cell>
          <table:table-cell table:style-name="Table2.B1" office:value-type="string">
            <text:p text:style-name="P12">Result</text:p>
          </table:table-cell>
        </table:table-row>
        <table:table-row table:style-name="Table2.2">
          <table:table-cell table:style-name="Table2.A2" office:value-type="string">
            <text:p text:style-name="P16"><text:span text:style-name="Source_20_Text"><text:span text:style-name="T8">c</text:span></text:span></text:p>
          </table:table-cell>
          <table:table-cell table:style-name="Table2.B2" office:value-type="string">
            <text:p text:style-name="P16"><text:span text:style-name="Source_20_Text"><text:span text:style-name="T8">c</text:span></text:span></text:p>
          </table:table-cell>
        </table:table-row>
      </table:table>
      <text:p text:style-name="P6"><text:span text:style-name="Source_20_Text"/></text:p>
      <text:p text:style-name="P6"><text:span text:style-name="Source_20_Text"><text:s text:c="4"/></text:span><text:bookmark-start text:name="__DdeLink__672_363225132"/><text:span text:style-name="Source_20_Text">a = [</text:span><text:span text:style-name="Source_20_Text"><text:span text:style-name="T2">'a'</text:span></text:span><text:span text:style-name="Source_20_Text">, </text:span><text:span text:style-name="Source_20_Text"><text:span text:style-name="T2">'b'</text:span></text:span><text:span text:style-name="Source_20_Text">, </text:span><text:span text:style-name="Source_20_Text"><text:span text:style-name="T2">'c'</text:span></text:span><text:span text:style-name="Source_20_Text">, </text:span><text:span text:style-name="Source_20_Text"><text:span text:style-name="T2">'d'</text:span></text:span><text:span text:style-name="Source_20_Text">, </text:span><text:span text:style-name="Source_20_Text"><text:span text:style-name="T2">'e'</text:span></text:span><text:span text:style-name="Source_20_Text">]</text:span></text:p>
      <text:p text:style-name="P8"><text:span text:style-name="Source_20_Text"><text:s text:c="4"/>print(a[len(a) - </text:span><text:span text:style-name="Source_20_Text"><text:span text:style-name="T4">6</text:span></text:span><text:span text:style-name="Source_20_Text">])</text:span><text:bookmark-end text:name="__DdeLink__672_363225132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2">Prediction</text:p>
          </table:table-cell>
          <table:table-cell table:style-name="Table3.B1" office:value-type="string">
            <text:p text:style-name="P12">Result</text:p>
          </table:table-cell>
        </table:table-row>
        <table:table-row table:style-name="Table3.2">
          <table:table-cell table:style-name="Table3.A2" office:value-type="string">
            <text:p text:style-name="P16"><text:span text:style-name="Source_20_Text"><text:span text:style-name="T8">e</text:span></text:span></text:p>
          </table:table-cell>
          <table:table-cell table:style-name="Table3.B2" office:value-type="string">
            <text:p text:style-name="P16"><text:span text:style-name="Source_20_Text"><text:span text:style-name="T8">e</text:span></text:span></text:p>
          </table:table-cell>
        </table:table-row>
      </table:table>
      <text:p text:style-name="P1"/>
      <text:p text:style-name="Preformatted_20_Text"><text:span text:style-name="Source_20_Text"><text:s text:c="4"/></text:span><text:bookmark-start text:name="__DdeLink__674_363225132"/><text:span text:style-name="Source_20_Text">a = [</text:span><text:span text:style-name="Source_20_Text"><text:span text:style-name="T2">'a'</text:span></text:span><text:span text:style-name="Source_20_Text">, </text:span><text:span text:style-name="Source_20_Text"><text:span text:style-name="T2">'b'</text:span></text:span><text:span text:style-name="Source_20_Text">, </text:span><text:span text:style-name="Source_20_Text"><text:span text:style-name="T2">'c'</text:span></text:span><text:span text:style-name="Source_20_Text">, </text:span><text:span text:style-name="Source_20_Text"><text:span text:style-name="T2">'d'</text:span></text:span><text:span text:style-name="Source_20_Text">, </text:span><text:span text:style-name="Source_20_Text"><text:span text:style-name="T2">'e'</text:span></text:span><text:span text:style-name="Source_20_Text">]</text:span></text:p>
      <text:p text:style-name="Preformatted_20_Text"><text:span text:style-name="Source_20_Text"><text:s text:c="4"/>a[</text:span><text:span text:style-name="Source_20_Text"><text:span text:style-name="T4">3</text:span></text:span><text:span text:style-name="Source_20_Text">] = </text:span><text:span text:style-name="Source_20_Text"><text:span text:style-name="T2">'haha'</text:span></text:span></text:p>
      <text:p text:style-name="P8"><text:span text:style-name="Source_20_Text"><text:s text:c="4"/>print(a)</text:span><text:bookmark-end text:name="__DdeLink__674_363225132"/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2">Prediction</text:p>
          </table:table-cell>
          <table:table-cell table:style-name="Table4.B1" office:value-type="string">
            <text:p text:style-name="P12">Result</text:p>
          </table:table-cell>
        </table:table-row>
        <table:table-row table:style-name="Table4.2">
          <table:table-cell table:style-name="Table4.A2" office:value-type="string">
            <text:p text:style-name="P16"><text:span text:style-name="Source_20_Text"><text:span text:style-name="T8">a</text:span></text:span></text:p>
            <text:p text:style-name="P16"><text:span text:style-name="Source_20_Text"><text:span text:style-name="T8">b</text:span></text:span></text:p>
            <text:p text:style-name="P16"><text:span text:style-name="Source_20_Text"><text:span text:style-name="T8">c</text:span></text:span></text:p>
            <text:p text:style-name="P16"><text:span text:style-name="Source_20_Text"><text:span text:style-name="T8">haha</text:span></text:span></text:p>
            <text:p text:style-name="P16"><text:span text:style-name="Source_20_Text"><text:span text:style-name="T8">e</text:span></text:span></text:p>
          </table:table-cell>
          <table:table-cell table:style-name="Table4.B2" office:value-type="string">
            <text:p text:style-name="P16"><text:span text:style-name="Source_20_Text"><text:span text:style-name="T8">['a', 'b', 'c', 'haha', 'e']</text:span></text:span></text:p>
          </table:table-cell>
        </table:table-row>
      </table:table>
      <text:p text:style-name="P1"/>
      <text:p text:style-name="Text_20_body"/>
      <text:p text:style-name="P3">2) Remember the game show program from last lab? Create this game again using lists and indexes. Updated rules below:</text:p>
      <text:list xml:id="list3750761600" text:style-name="L2">
        <text:list-item>
          <text:p text:style-name="P20">Declare 10 prizes (prize0, prize1, prize2 at the top of your file), but store them all in a list.</text:p>
        </text:list-item>
        <text:list-item>
          <text:p text:style-name="P20">User picks a number.</text:p>
        </text:list-item>
        <text:list-item>
          <text:p text:style-name="P18">Print prize associated with the door user picked.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reformatted_20_Text"><text:bookmark-start text:name="__DdeLink__2022_3478094620"/><text:span text:style-name="Source_20_Text"><text:span text:style-name="T15">def </text:span></text:span><text:span text:style-name="Source_20_Text"><text:span text:style-name="T16">main</text:span></text:span><text:span text:style-name="Source_20_Text"><text:span text:style-name="T12">():</text:span></text:span></text:p>
            <text:p text:style-name="P7"><text:s text:c="4"/><text:span text:style-name="T10">prize1 = </text:span><text:span text:style-name="T18">'car'</text:span></text:p>
            <text:p text:style-name="P7"><text:span text:style-name="T17"><text:s text:c="4"/></text:span><text:span text:style-name="T10">prize2 = </text:span><text:span text:style-name="T18">'Samsung Galaxy S8 Edge'</text:span></text:p>
            <text:p text:style-name="P7"><text:span text:style-name="T17"><text:s text:c="4"/></text:span><text:span text:style-name="T10">prize3 = </text:span><text:span text:style-name="T18">'$10k'</text:span></text:p>
            <text:p text:style-name="P7"><text:span text:style-name="T17"><text:s text:c="4"/></text:span><text:span text:style-name="T10">prize4 = </text:span><text:span text:style-name="T18">'Samsung 65 x 64.5 LED Curved 2160p Smart 4K Ultra HD TV'</text:span></text:p>
            <text:p text:style-name="P7"><text:span text:style-name="T17"><text:s text:c="4"/></text:span><text:span text:style-name="T10">prize5 = </text:span><text:span text:style-name="T18">'Ingisnia Bluetooth Steoreo Speaker'</text:span></text:p>
            <text:p text:style-name="P7"><text:span text:style-name="T17"><text:s text:c="4"/></text:span><text:span text:style-name="T10">prize6 = </text:span><text:span text:style-name="T18">'$100 Amazon Giftcard'</text:span></text:p>
            <text:p text:style-name="P7"><text:span text:style-name="T17"><text:s text:c="4"/></text:span><text:span text:style-name="T10">prize7 = </text:span><text:span text:style-name="T18">'Blue Fujifilm Instax mini 8 instant Film Camera'</text:span></text:p>
            <text:p text:style-name="P7"><text:span text:style-name="T17"><text:s text:c="4"/></text:span><text:span text:style-name="T10">prize8 = </text:span><text:span text:style-name="T18">'Trip to Hawaii'</text:span></text:p>
            <text:p text:style-name="P7"><text:span text:style-name="T17"><text:s text:c="4"/></text:span><text:span text:style-name="T10">prize9 = </text:span><text:span text:style-name="T18">'piano'</text:span></text:p>
            <text:p text:style-name="P7"><text:span text:style-name="T17"><text:s text:c="4"/></text:span><text:span text:style-name="T10">prize10 = </text:span><text:span text:style-name="T18">'USB clock fan'</text:span></text:p>
            <text:p text:style-name="P7"><text:span text:style-name="T17"><text:s text:c="4"/></text:span><text:span text:style-name="T10">a = [prize1</text:span><text:span text:style-name="T14">, </text:span><text:span text:style-name="T10">prize2</text:span><text:span text:style-name="T14">, </text:span><text:span text:style-name="T10">prize3</text:span><text:span text:style-name="T14">, </text:span><text:span text:style-name="T10">prize4</text:span><text:span text:style-name="T14">, </text:span><text:span text:style-name="T10">prize5</text:span><text:span text:style-name="T14">, </text:span><text:span text:style-name="T10">prize6</text:span><text:span text:style-name="T14">, </text:span><text:span text:style-name="T10">prize7</text:span><text:span text:style-name="T14">, </text:span><text:span text:style-name="T10">prize8</text:span><text:span text:style-name="T14">, </text:span><text:span text:style-name="T10">prize9</text:span><text:span text:style-name="T14">, </text:span><text:span text:style-name="T10">prize10]</text:span></text:p>
            <text:p text:style-name="P7"><text:s text:c="4"/><text:span text:style-name="T19">print</text:span><text:span text:style-name="T10">(</text:span><text:span text:style-name="T18">"There are 10 doors with prizes inside."</text:span><text:span text:style-name="T10">)</text:span></text:p>
            <text:p text:style-name="P7"><text:s text:c="4"/><text:span text:style-name="T10">usr_input = </text:span><text:span text:style-name="T19">float</text:span><text:span text:style-name="T10">(</text:span><text:span text:style-name="T19">input</text:span><text:span text:style-name="T10">(</text:span><text:span text:style-name="T18">"Pick a number of a door between 1 and 10 to see what prize lays behind it..."</text:span><text:span text:style-name="T10">))</text:span></text:p>
            <text:p text:style-name="P7"><text:s text:c="4"/><text:span text:style-name="T14">if </text:span><text:span text:style-name="T10">usr_input == </text:span><text:span text:style-name="T21">1</text:span><text:span text:style-name="T10">:</text:span></text:p>
            <text:p text:style-name="P7"><text:s text:c="8"/><text:span text:style-name="T19">print</text:span><text:span text:style-name="T10">(a[</text:span><text:span text:style-name="T21">0</text:span><text:span text:style-name="T10">])</text:span></text:p>
            <text:p text:style-name="P7"><text:s text:c="4"/><text:span text:style-name="T14">elif </text:span><text:span text:style-name="T10">usr_input == </text:span><text:span text:style-name="T21">2</text:span><text:span text:style-name="T10">:</text:span></text:p>
            <text:p text:style-name="P7"><text:s text:c="8"/><text:span text:style-name="T19">print</text:span><text:span text:style-name="T10">(a[</text:span><text:span text:style-name="T21">1</text:span><text:span text:style-name="T10">])</text:span></text:p>
            <text:p text:style-name="P7"><text:s text:c="4"/><text:span text:style-name="T14">elif </text:span><text:span text:style-name="T10">usr_input == </text:span><text:span text:style-name="T21">3</text:span><text:span text:style-name="T10">:</text:span></text:p>
            <text:p text:style-name="P7"><text:s text:c="8"/><text:span text:style-name="T19">print</text:span><text:span text:style-name="T10">(a[</text:span><text:span text:style-name="T21">2</text:span><text:span text:style-name="T10">])</text:span></text:p>
            <text:p text:style-name="P7"><text:s text:c="4"/><text:span text:style-name="T14">elif </text:span><text:span text:style-name="T10">usr_input == </text:span><text:span text:style-name="T21">4</text:span><text:span text:style-name="T10">:</text:span></text:p>
            <text:p text:style-name="P7"><text:s text:c="8"/><text:span text:style-name="T19">print</text:span><text:span text:style-name="T10">(a[</text:span><text:span text:style-name="T21">3</text:span><text:span text:style-name="T10">])</text:span></text:p>
            <text:p text:style-name="P7"><text:s text:c="4"/><text:span text:style-name="T14">elif </text:span><text:span text:style-name="T10">usr_input == </text:span><text:span text:style-name="T21">5</text:span><text:span text:style-name="T10">:</text:span></text:p>
            <text:p text:style-name="P7"><text:s text:c="8"/><text:span text:style-name="T19">print</text:span><text:span text:style-name="T10">(a[</text:span><text:span text:style-name="T21">4</text:span><text:span text:style-name="T10">])</text:span></text:p>
            <text:p text:style-name="P7"><text:s text:c="4"/><text:span text:style-name="T14">elif </text:span><text:span text:style-name="T10">usr_input == </text:span><text:span text:style-name="T21">6</text:span><text:span text:style-name="T10">:</text:span></text:p>
            <text:p text:style-name="P7"><text:s text:c="8"/><text:span text:style-name="T19">print</text:span><text:span text:style-name="T10">(a[</text:span><text:span text:style-name="T21">5</text:span><text:span text:style-name="T10">])</text:span></text:p>
            <text:p text:style-name="P7"><text:s text:c="4"/><text:span text:style-name="T14">elif </text:span><text:span text:style-name="T10">usr_input == </text:span><text:span text:style-name="T21">7</text:span><text:span text:style-name="T10">:</text:span></text:p>
            <text:p text:style-name="P7"><text:s text:c="8"/><text:span text:style-name="T19">print</text:span><text:span text:style-name="T10">(a[</text:span><text:span text:style-name="T21">6</text:span><text:span text:style-name="T10">])</text:span></text:p>
            <text:p text:style-name="P7"><text:s text:c="4"/><text:span text:style-name="T14">elif </text:span><text:span text:style-name="T10">usr_input == </text:span><text:span text:style-name="T21">8</text:span><text:span text:style-name="T10">:</text:span></text:p>
            <text:p text:style-name="P7"><text:s text:c="8"/><text:span text:style-name="T19">print</text:span><text:span text:style-name="T10">(a[</text:span><text:span text:style-name="T21">7</text:span><text:span text:style-name="T10">])</text:span></text:p>
            <text:p text:style-name="P7"><text:s text:c="4"/><text:span text:style-name="T14">elif </text:span><text:span text:style-name="T10">usr_input == </text:span><text:span text:style-name="T21">9</text:span><text:span text:style-name="T10">:</text:span></text:p>
            <text:p text:style-name="P7"><text:s text:c="8"/><text:span text:style-name="T19">print</text:span><text:span text:style-name="T10">(a[</text:span><text:span text:style-name="T21">8</text:span><text:span text:style-name="T10">])</text:span></text:p>
            <text:p text:style-name="P7"><text:s text:c="4"/><text:span text:style-name="T14">elif </text:span><text:span text:style-name="T10">usr_input == </text:span><text:span text:style-name="T21">10</text:span><text:span text:style-name="T10">:</text:span></text:p>
            <text:p text:style-name="P7"><text:s text:c="8"/><text:span text:style-name="T19">print</text:span><text:span text:style-name="T10">(a[</text:span><text:span text:style-name="T21">9</text:span><text:span text:style-name="T10">])</text:span></text:p>
            <text:p text:style-name="P7"><text:s text:c="4"/><text:span text:style-name="T14">else</text:span><text:span text:style-name="T10">:</text:span></text:p>
            <text:p text:style-name="P7"><text:s text:c="8"/><text:span text:style-name="T19">print</text:span><text:span text:style-name="T10">(</text:span><text:span text:style-name="T18">"Sorry, you don't get to win anything."</text:span><text:span text:style-name="T10">)</text:span></text:p>
            <text:p text:style-name="P10">main()<text:bookmark-end text:name="__DdeLink__2022_3478094620"/></text:p>
          </table:table-cell>
        </table:table-row>
      </table:table>
      <text:p text:style-name="Text_20_body"/>
      <text:p text:style-name="P3">3) Create a quiz to help you choose which college you should go to (or another topic of your choice. See Example Below)! The program should ask the user a question and list five possible answers. If the student chooses the first answer, add 1 point to <text:span text:style-name="Source_20_Text">School[</text:span><text:span text:style-name="Source_20_Text"><text:span text:style-name="T5">0</text:span></text:span><text:span text:style-name="Source_20_Text">]</text:span>. If they choose the second answer add 1 point to <text:span text:style-name="Source_20_Text">School[</text:span><text:span text:style-name="Source_20_Text"><text:span text:style-name="T5">1</text:span></text:span><text:span text:style-name="Source_20_Text">]</text:span>, and so on. At the end print out the schools and the scores for each school.</text:p>
      <text:list xml:id="list1589720917" text:style-name="L3">
        <text:list-item>
          <text:p text:style-name="P21"><text:bookmark-start text:name="__DdeLink__678_363225132"/><text:bookmark-start text:name="__DdeLink__676_363225132"/>Create a list of 5 options of colleges.<text:bookmark-end text:name="__DdeLink__678_363225132"/></text:p>
        </text:list-item>
        <text:list-item>
          <text:p text:style-name="P21"><text:bookmark-start text:name="__DdeLink__680_363225132"/>Create a different list of five 0s, representing the user's votes so far.<text:bookmark-end text:name="__DdeLink__680_363225132"/></text:p>
        </text:list-item>
        <text:list-item>
          <text:p text:style-name="P21"><text:bookmark-start text:name="__DdeLink__682_363225132"/>Create 4 questions. Each question should have five different answers.<text:bookmark-end text:name="__DdeLink__682_363225132"/> Each answer corresponds to the specific school option.</text:p>
        </text:list-item>
        <text:list-item>
          <text:p text:style-name="P19"><text:bookmark-start text:name="__DdeLink__684_363225132"/>At the end print off the 5 different schools and the score the user got for each of those schools.<text:bookmark-end text:name="__DdeLink__684_363225132"/><text:bookmark-end text:name="__DdeLink__676_363225132"/></text:p>
        </text:list-item>
      </text:list>
      <text:h text:style-name="P11" text:outline-level="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<text:bookmark-start text:name="__DdeLink__2025_3478094620"/><text:span text:style-name="Source_20_Text"><text:span text:style-name="T15">def </text:span></text:span><text:span text:style-name="Source_20_Text"><text:span text:style-name="T16">main</text:span></text:span><text:span text:style-name="Source_20_Text"><text:span text:style-name="T12">():</text:span></text:span></text:p>
            <text:p text:style-name="P7"><text:s text:c="4"/><text:span text:style-name="T27"># Create a list of 5 options of colleges.</text:span></text:p>
            <text:p text:style-name="P7"><text:span text:style-name="T26"><text:s text:c="4"/></text:span><text:span text:style-name="T10">college = [</text:span><text:span text:style-name="T18">'UT Austin'</text:span><text:span text:style-name="T14">, </text:span><text:span text:style-name="T18">'UTSA'</text:span><text:span text:style-name="T14">, </text:span><text:span text:style-name="T18">'Princeton'</text:span><text:span text:style-name="T14">, </text:span><text:span text:style-name="T18">'Harvard'</text:span><text:span text:style-name="T14">, </text:span><text:span text:style-name="T18">'San Antonio College'</text:span><text:span text:style-name="T10">]</text:span></text:p>
            <text:p text:style-name="P7"><text:s text:c="4"/><text:span text:style-name="T27"># Create a different list of five 0s, representing the user's votes so far.</text:span></text:p>
            <text:p text:style-name="P7"><text:span text:style-name="T26"><text:s text:c="4"/></text:span><text:span text:style-name="T10">score = [</text:span><text:span text:style-name="T21">0</text:span><text:span text:style-name="T14">, </text:span><text:span text:style-name="T21">0</text:span><text:span text:style-name="T14">, </text:span><text:span text:style-name="T21">0</text:span><text:span text:style-name="T14">, </text:span><text:span text:style-name="T21">0</text:span><text:span text:style-name="T14">, </text:span><text:span text:style-name="T21">0</text:span><text:span text:style-name="T10">]</text:span></text:p>
            <text:p text:style-name="P7"><text:s text:c="4"/><text:span text:style-name="T27"># Create 4 questions. Each question should have five different answers.</text:span></text:p>
            <text:p text:style-name="P7"><text:span text:style-name="T26"><text:s text:c="4"/></text:span><text:span text:style-name="T10">usr_tuition = </text:span><text:span text:style-name="T19">input</text:span><text:span text:style-name="T10">(</text:span><text:span text:style-name="T18">"What is your tuition range?</text:span><text:span text:style-name="T14">\n</text:span><text:span text:style-name="T18">a) $25,000</text:span><text:span text:style-name="T14">\n</text:span><text:span text:style-name="T18">b) $23,000</text:span><text:span text:style-name="T14">\n</text:span><text:span text:style-name="T18">c) $63,000</text:span><text:span text:style-name="T14">\n</text:span><text:span text:style-name="T18">d) $71,000</text:span><text:span text:style-name="T14">\n</text:span><text:span text:style-name="T18">e) $21,000</text:span><text:span text:style-name="T14">\n</text:span><text:span text:style-name="T18">"</text:span><text:span text:style-name="T10">)</text:span></text:p>
            <text:p text:style-name="P7"><text:s text:c="4"/><text:span text:style-name="T14">if </text:span><text:span text:style-name="T10">usr_tuition == </text:span><text:span text:style-name="T18">"a"</text:span><text:span text:style-name="T10">:</text:span></text:p>
            <text:p text:style-name="P7"><text:s text:c="8"/><text:span text:style-name="T10">score[</text:span><text:span text:style-name="T21">0</text:span><text:span text:style-name="T10">] = score[</text:span><text:span text:style-name="T21">0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tuition == </text:span><text:span text:style-name="T18">"b"</text:span><text:span text:style-name="T10">:</text:span></text:p>
            <text:p text:style-name="P7"><text:s text:c="8"/><text:span text:style-name="T10">score[</text:span><text:span text:style-name="T21">1</text:span><text:span text:style-name="T10">] = score[</text:span><text:span text:style-name="T21">1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tuition == </text:span><text:span text:style-name="T18">"c"</text:span><text:span text:style-name="T10">:</text:span></text:p>
            <text:p text:style-name="P7"><text:s text:c="8"/><text:span text:style-name="T10">score[</text:span><text:span text:style-name="T21">2</text:span><text:span text:style-name="T10">] = score[</text:span><text:span text:style-name="T21">2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tuition == </text:span><text:span text:style-name="T18">"d"</text:span><text:span text:style-name="T10">:</text:span></text:p>
            <text:p text:style-name="P7"><text:s text:c="8"/><text:span text:style-name="T10">score[</text:span><text:span text:style-name="T21">3</text:span><text:span text:style-name="T10">] = score[</text:span><text:span text:style-name="T21">3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tuition == </text:span><text:span text:style-name="T18">"e"</text:span><text:span text:style-name="T10">:</text:span></text:p>
            <text:p text:style-name="P7"><text:s text:c="8"/><text:span text:style-name="T10">score[</text:span><text:span text:style-name="T21">4</text:span><text:span text:style-name="T10">] = score[</text:span><text:span text:style-name="T21">4</text:span><text:span text:style-name="T10">] + </text:span><text:span text:style-name="T21">1</text:span></text:p>
            <text:p text:style-name="P7"><text:span text:style-name="T20"><text:s text:c="4"/></text:span><text:span text:style-name="T10">usr_rank = </text:span><text:span text:style-name="T19">input</text:span><text:span text:style-name="T10">(</text:span><text:span text:style-name="T18">"What number do you prefer?</text:span><text:span text:style-name="T14">\n</text:span><text:span text:style-name="T18">a) 56</text:span><text:span text:style-name="T14">\n</text:span><text:span text:style-name="T18">b) 231</text:span><text:span text:style-name="T14">\n</text:span><text:span text:style-name="T18">c) 1</text:span><text:span text:style-name="T14">\n</text:span><text:span text:style-name="T18">d) 2</text:span><text:span text:style-name="T14">\n</text:span><text:span text:style-name="T18">e) 311</text:span><text:span text:style-name="T14">\n</text:span><text:span text:style-name="T18">"</text:span><text:span text:style-name="T10">)</text:span></text:p>
            <text:p text:style-name="P7"><text:s text:c="4"/><text:span text:style-name="T14">if </text:span><text:span text:style-name="T10">usr_rank == </text:span><text:span text:style-name="T18">"a"</text:span><text:span text:style-name="T10">:</text:span></text:p>
            <text:p text:style-name="P7"><text:s text:c="8"/><text:span text:style-name="T10">score[</text:span><text:span text:style-name="T21">0</text:span><text:span text:style-name="T10">] = score[</text:span><text:span text:style-name="T21">0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rank == </text:span><text:span text:style-name="T18">"b"</text:span><text:span text:style-name="T10">:</text:span></text:p>
            <text:p text:style-name="P7"><text:s text:c="8"/><text:span text:style-name="T10">score[</text:span><text:span text:style-name="T21">1</text:span><text:span text:style-name="T10">] = score[</text:span><text:span text:style-name="T21">1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rank == </text:span><text:span text:style-name="T18">"c"</text:span><text:span text:style-name="T10">:</text:span></text:p>
            <text:p text:style-name="P7"><text:s text:c="8"/><text:span text:style-name="T10">score[</text:span><text:span text:style-name="T21">2</text:span><text:span text:style-name="T10">] = score[</text:span><text:span text:style-name="T21">2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rank == </text:span><text:span text:style-name="T18">"d"</text:span><text:span text:style-name="T10">:</text:span></text:p>
            <text:p text:style-name="P7"><text:s text:c="8"/><text:span text:style-name="T10">score[</text:span><text:span text:style-name="T21">3</text:span><text:span text:style-name="T10">] = score[</text:span><text:span text:style-name="T21">3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rank == </text:span><text:span text:style-name="T18">"e"</text:span><text:span text:style-name="T10">:</text:span></text:p>
            <text:p text:style-name="P7"><text:s text:c="8"/><text:span text:style-name="T10">score[</text:span><text:span text:style-name="T21">4</text:span><text:span text:style-name="T10">] = score[</text:span><text:span text:style-name="T21">4</text:span><text:span text:style-name="T10">] + </text:span><text:span text:style-name="T21">1</text:span></text:p>
            <text:p text:style-name="P7"><text:span text:style-name="T20"><text:s text:c="4"/></text:span><text:span text:style-name="T10">usr_color = </text:span><text:span text:style-name="T19">input</text:span><text:span text:style-name="T10">(</text:span><text:span text:style-name="T18">"What color do you prefer?</text:span><text:span text:style-name="T14">\n</text:span><text:span text:style-name="T18">a) burnt orange</text:span><text:span text:style-name="T14">\n</text:span><text:span text:style-name="T18">b) blue</text:span><text:span text:style-name="T14">\n</text:span><text:span text:style-name="T18">c) black</text:span><text:span text:style-name="T14">\n</text:span><text:span text:style-name="T18">d) crimson</text:span><text:span text:style-name="T14">\n</text:span><text:span text:style-name="T18">e) red</text:span><text:span text:style-name="T14">\n</text:span><text:span text:style-name="T18">"</text:span><text:span text:style-name="T10">)</text:span></text:p>
            <text:p text:style-name="P7"><text:soft-page-break/><text:s text:c="4"/><text:span text:style-name="T14">if </text:span><text:span text:style-name="T10">usr_color == </text:span><text:span text:style-name="T18">"a"</text:span><text:span text:style-name="T10">:</text:span></text:p>
            <text:p text:style-name="P7"><text:s text:c="8"/><text:span text:style-name="T10">score[</text:span><text:span text:style-name="T21">0</text:span><text:span text:style-name="T10">] = score[</text:span><text:span text:style-name="T21">0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color == </text:span><text:span text:style-name="T18">"b"</text:span><text:span text:style-name="T10">:</text:span></text:p>
            <text:p text:style-name="P7"><text:s text:c="8"/><text:span text:style-name="T10">score[</text:span><text:span text:style-name="T21">1</text:span><text:span text:style-name="T10">] = score[</text:span><text:span text:style-name="T21">1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color == </text:span><text:span text:style-name="T18">"c"</text:span><text:span text:style-name="T10">:</text:span></text:p>
            <text:p text:style-name="P7"><text:s text:c="8"/><text:span text:style-name="T10">score[</text:span><text:span text:style-name="T21">2</text:span><text:span text:style-name="T10">] = score[</text:span><text:span text:style-name="T21">2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color == </text:span><text:span text:style-name="T18">"d"</text:span><text:span text:style-name="T10">:</text:span></text:p>
            <text:p text:style-name="P7"><text:s text:c="8"/><text:span text:style-name="T10">score[</text:span><text:span text:style-name="T21">3</text:span><text:span text:style-name="T10">] = score[</text:span><text:span text:style-name="T21">3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color == </text:span><text:span text:style-name="T18">"e"</text:span><text:span text:style-name="T10">:</text:span></text:p>
            <text:p text:style-name="P7"><text:s text:c="8"/><text:span text:style-name="T10">score[</text:span><text:span text:style-name="T21">4</text:span><text:span text:style-name="T10">] = score[</text:span><text:span text:style-name="T21">4</text:span><text:span text:style-name="T10">] + </text:span><text:span text:style-name="T21">1</text:span></text:p>
            <text:p text:style-name="P7"><text:span text:style-name="T20"><text:s text:c="4"/></text:span><text:span text:style-name="T19">print</text:span><text:span text:style-name="T10">(</text:span><text:span text:style-name="T18">"Where would you like to visit?"</text:span><text:span text:style-name="T10">)</text:span></text:p>
            <text:p text:style-name="P7"><text:s text:c="4"/><text:span text:style-name="T10">usr_location = </text:span><text:span text:style-name="T19">input</text:span><text:span text:style-name="T10">(</text:span><text:span text:style-name="T18">"a)Blanton Museum of Art</text:span><text:span text:style-name="T14">\n</text:span><text:span text:style-name="T18">b) Six Flags</text:span><text:span text:style-name="T14">\n</text:span><text:span text:style-name="T18">c) Morven Museum </text:span><text:span text:style-name="T14">\n</text:span><text:span text:style-name="T18">d) Randolph Courtyard</text:span><text:span text:style-name="T14">\n</text:span><text:span text:style-name="T18">e) Alamo</text:span><text:span text:style-name="T14">\n</text:span><text:span text:style-name="T18">"</text:span><text:span text:style-name="T10">)</text:span></text:p>
            <text:p text:style-name="P7"><text:s text:c="4"/><text:span text:style-name="T14">if </text:span><text:span text:style-name="T10">usr_location == </text:span><text:span text:style-name="T18">"a"</text:span><text:span text:style-name="T10">:</text:span></text:p>
            <text:p text:style-name="P7"><text:s text:c="8"/><text:span text:style-name="T10">score[</text:span><text:span text:style-name="T21">0</text:span><text:span text:style-name="T10">] = score[</text:span><text:span text:style-name="T21">0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location == </text:span><text:span text:style-name="T18">"b"</text:span><text:span text:style-name="T10">:</text:span></text:p>
            <text:p text:style-name="P7"><text:s text:c="8"/><text:span text:style-name="T10">score[</text:span><text:span text:style-name="T21">1</text:span><text:span text:style-name="T10">] = score[</text:span><text:span text:style-name="T21">1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location == </text:span><text:span text:style-name="T18">"c"</text:span><text:span text:style-name="T10">:</text:span></text:p>
            <text:p text:style-name="P7"><text:s text:c="8"/><text:span text:style-name="T10">score[</text:span><text:span text:style-name="T21">2</text:span><text:span text:style-name="T10">] = score[</text:span><text:span text:style-name="T21">2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location == </text:span><text:span text:style-name="T18">"d"</text:span><text:span text:style-name="T10">:</text:span></text:p>
            <text:p text:style-name="P7"><text:s text:c="8"/><text:span text:style-name="T10">score[</text:span><text:span text:style-name="T21">3</text:span><text:span text:style-name="T10">] = score[</text:span><text:span text:style-name="T21">3</text:span><text:span text:style-name="T10">] + </text:span><text:span text:style-name="T21">1</text:span></text:p>
            <text:p text:style-name="P7"><text:span text:style-name="T20"><text:s text:c="4"/></text:span><text:span text:style-name="T14">elif </text:span><text:span text:style-name="T10">usr_location == </text:span><text:span text:style-name="T18">"e"</text:span><text:span text:style-name="T10">:</text:span></text:p>
            <text:p text:style-name="P7"><text:s text:c="8"/><text:span text:style-name="T10">score[</text:span><text:span text:style-name="T21">4</text:span><text:span text:style-name="T10">] = score[</text:span><text:span text:style-name="T21">4</text:span><text:span text:style-name="T10">] + </text:span><text:span text:style-name="T21">1</text:span></text:p>
            <text:p text:style-name="P7"><text:span text:style-name="T20"><text:s text:c="4"/></text:span><text:span text:style-name="T27"># At the end print off the 5 different schools and the score the user got for each of those schools.</text:span></text:p>
            <text:p text:style-name="P7"><text:span text:style-name="T26"><text:s text:c="4"/></text:span><text:span text:style-name="T19">print</text:span><text:span text:style-name="T10">(</text:span><text:span text:style-name="T18">"</text:span><text:span text:style-name="T14">\n</text:span><text:span text:style-name="T18">" </text:span><text:span text:style-name="T10">+ college[</text:span><text:span text:style-name="T21">0</text:span><text:span text:style-name="T10">]</text:span><text:span text:style-name="T14">, </text:span><text:span text:style-name="T10">score[</text:span><text:span text:style-name="T21">0</text:span><text:span text:style-name="T10">])</text:span></text:p>
            <text:p text:style-name="P7"><text:s text:c="4"/><text:span text:style-name="T19">print</text:span><text:span text:style-name="T10">(college[</text:span><text:span text:style-name="T21">1</text:span><text:span text:style-name="T10">]</text:span><text:span text:style-name="T14">, </text:span><text:span text:style-name="T10">score[</text:span><text:span text:style-name="T21">1</text:span><text:span text:style-name="T10">])</text:span></text:p>
            <text:p text:style-name="P7"><text:s text:c="4"/><text:span text:style-name="T19">print</text:span><text:span text:style-name="T10">(college[</text:span><text:span text:style-name="T21">2</text:span><text:span text:style-name="T10">]</text:span><text:span text:style-name="T14">, </text:span><text:span text:style-name="T10">score[</text:span><text:span text:style-name="T21">2</text:span><text:span text:style-name="T10">])</text:span></text:p>
            <text:p text:style-name="P7"><text:s text:c="4"/><text:span text:style-name="T19">print</text:span><text:span text:style-name="T10">(college[</text:span><text:span text:style-name="T21">3</text:span><text:span text:style-name="T10">]</text:span><text:span text:style-name="T14">, </text:span><text:span text:style-name="T10">score[</text:span><text:span text:style-name="T21">3</text:span><text:span text:style-name="T10">])</text:span></text:p>
            <text:p text:style-name="P7"><text:s text:c="4"/><text:span text:style-name="T19">print</text:span><text:span text:style-name="T10">(college[</text:span><text:span text:style-name="T21">4</text:span><text:span text:style-name="T10">]</text:span><text:span text:style-name="T14">, </text:span><text:span text:style-name="T10">score[</text:span><text:span text:style-name="T21">4</text:span><text:span text:style-name="T10">])</text:span></text:p>
            <text:p text:style-name="P10">main()</text:p>
            <text:p text:style-name="P14"><text:bookmark-end text:name="__DdeLink__2025_3478094620"/><text:span text:style-name="Source_20_Text"><text:span text:style-name="T6"/></text:span></text:p>
          </table:table-cell>
        </table:table-row>
      </table:table>
      <text:h text:style-name="P4" text:outline-level="3"><text:bookmark text:name="bonus"/>Bonus!</text:h>
      <text:p text:style-name="Text_20_body">Research nested lists and work through the following:</text:p>
      <text:p text:style-name="Preformatted_20_Text"><text:bookmark-start text:name="__DdeLink__661_363225132"/><text:span text:style-name="Source_20_Text">a = [</text:span><text:span text:style-name="Source_20_Text"><text:span text:style-name="T2">'a'</text:span></text:span><text:span text:style-name="Source_20_Text">, </text:span><text:span text:style-name="Source_20_Text"><text:span text:style-name="T2">'b'</text:span></text:span><text:span text:style-name="Source_20_Text">, </text:span><text:span text:style-name="Source_20_Text"><text:span text:style-name="T2">'c'</text:span></text:span><text:span text:style-name="Source_20_Text">, [</text:span><text:span text:style-name="Source_20_Text"><text:span text:style-name="T2">'d'</text:span></text:span><text:span text:style-name="Source_20_Text">, </text:span><text:span text:style-name="Source_20_Text"><text:span text:style-name="T2">'e'</text:span></text:span><text:span text:style-name="Source_20_Text">]]</text:span></text:p>
      <text:p text:style-name="P8"><text:span text:style-name="Source_20_Text">print(len(a))</text:span><text:bookmark-end text:name="__DdeLink__661_363225132"/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3">Prediction</text:p>
          </table:table-cell>
          <table:table-cell table:style-name="Table7.B1" office:value-type="string">
            <text:p text:style-name="P13">Result</text:p>
          </table:table-cell>
        </table:table-row>
        <table:table-row table:style-name="Table7.2">
          <table:table-cell table:style-name="Table7.A2" office:value-type="string">
            <text:p text:style-name="P15"><text:span text:style-name="Source_20_Text"><text:span text:style-name="T7">3</text:span></text:span></text:p>
          </table:table-cell>
          <table:table-cell table:style-name="Table7.B2" office:value-type="string">
            <text:p text:style-name="P15"><text:span text:style-name="Source_20_Text"><text:span text:style-name="T7">4</text:span></text:span></text:p>
          </table:table-cell>
        </table:table-row>
      </table:table>
      <text:p text:style-name="P2"/>
      <text:p text:style-name="Preformatted_20_Text"><text:bookmark-start text:name="__DdeLink__663_363225132"/><text:span text:style-name="Source_20_Text">a = [</text:span><text:span text:style-name="Source_20_Text"><text:span text:style-name="T2">'a'</text:span></text:span><text:span text:style-name="Source_20_Text">, </text:span><text:span text:style-name="Source_20_Text"><text:span text:style-name="T2">'b'</text:span></text:span><text:span text:style-name="Source_20_Text">, </text:span><text:span text:style-name="Source_20_Text"><text:span text:style-name="T2">'c'</text:span></text:span><text:span text:style-name="Source_20_Text">, [</text:span><text:span text:style-name="Source_20_Text"><text:span text:style-name="T2">'d'</text:span></text:span><text:span text:style-name="Source_20_Text">, </text:span><text:span text:style-name="Source_20_Text"><text:span text:style-name="T2">'e'</text:span></text:span><text:span text:style-name="Source_20_Text">]]</text:span></text:p>
      <text:p text:style-name="Preformatted_20_Text"><text:span text:style-name="Source_20_Text">b = a[</text:span><text:span text:style-name="Source_20_Text"><text:span text:style-name="T4">3</text:span></text:span><text:span text:style-name="Source_20_Text">]</text:span></text:p>
      <text:p text:style-name="P8"><text:span text:style-name="Source_20_Text">print(b)</text:span><text:bookmark-end text:name="__DdeLink__663_363225132"/>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3">Prediction</text:p>
          </table:table-cell>
          <table:table-cell table:style-name="Table8.B1" office:value-type="string">
            <text:p text:style-name="P13">Result</text:p>
          </table:table-cell>
        </table:table-row>
        <table:table-row table:style-name="Table8.2">
          <table:table-cell table:style-name="Table8.A2" office:value-type="string">
            <text:p text:style-name="P15"><text:span text:style-name="Source_20_Text"><text:span text:style-name="T7">de</text:span></text:span></text:p>
          </table:table-cell>
          <table:table-cell table:style-name="Table8.B2" office:value-type="string">
            <text:p text:style-name="P15"><text:span text:style-name="Source_20_Text"><text:span text:style-name="T7">['d', 'e']</text:span></text:span></text:p>
          </table:table-cell>
        </table:table-row>
      </table:table>
      <text:p text:style-name="P2"/>
      <text:p text:style-name="Text_20_body">How would you access <text:span text:style-name="Source_20_Text"><text:span text:style-name="T2">'d'</text:span></text:span> from the list <text:span text:style-name="Source_20_Text">a</text:span>?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a = [<text:span text:style-name="T17">'a'</text:span><text:span text:style-name="T13">, </text:span><text:span text:style-name="T17">'b'</text:span><text:span text:style-name="T13">, </text:span><text:span text:style-name="T17">'c'</text:span><text:span text:style-name="T13">, </text:span>[<text:span text:style-name="T17">'d'</text:span><text:span text:style-name="T13">, </text:span><text:span text:style-name="T17">'e'</text:span>]]</text:p>
            <text:p text:style-name="P23">b = a[<text:span text:style-name="T20">3</text:span>]</text:p>
            <text:p text:style-name="P8"><text:span text:style-name="T19">print</text:span><text:span text:style-name="T11">(b[</text:span><text:span text:style-name="T19">len</text:span><text:span text:style-name="T11">(b)-</text:span><text:span text:style-name="T21">2</text:span><text:span text:style-name="T11">]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4:33:06.785742650</meta:creation-date>
    <dc:date>2018-02-09T10:46:22.106184164</dc:date>
    <meta:editing-duration>PT2H16M12S</meta:editing-duration>
    <meta:editing-cycles>4</meta:editing-cycles>
    <meta:generator>LibreOffice/5.3.1.2$Linux_X86_64 LibreOffice_project/30m0$Build-2</meta:generator>
    <meta:document-statistic meta:table-count="9" meta:image-count="0" meta:object-count="0" meta:page-count="6" meta:paragraph-count="174" meta:word-count="929" meta:character-count="5779" meta:non-whitespace-character-count="4492"/>
  </office:meta>
</office:document-meta>
</file>